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2" style:family="paragraph" style:parent-style-name="Standard">
      <style:text-properties fo:font-size="14pt" fo:font-style="normal" officeooo:paragraph-rsid="0052d1d6" style:font-size-asian="14pt" style:font-style-asian="normal" style:font-size-complex="14pt" style:font-style-complex="normal"/>
    </style:style>
    <style:style style:name="P3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fo:font-size="32pt" fo:font-weight="bold" officeooo:paragraph-rsid="0017478d" style:font-size-asian="32pt" style:font-weight-asian="bold" style:font-size-complex="3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32pt" fo:font-weight="bold" officeooo:rsid="003634bf" officeooo:paragraph-rsid="0017478d" style:font-size-asian="32pt" style:font-weight-asian="bold" style:font-size-complex="3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paragraph-rsid="0052d1d6" style:font-size-asian="20pt" style:font-weight-asian="bold" style:font-size-complex="20pt" style:font-weight-complex="bold"/>
    </style:style>
    <style:style style:name="P7" style:family="paragraph" style:parent-style-name="Standard">
      <style:text-properties style:text-position="0% 100%" fo:font-size="14pt" fo:font-style="normal" style:text-underline-style="none" fo:font-weight="normal" officeooo:rsid="010d6092" officeooo:paragraph-rsid="010d6092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text-properties style:text-position="0% 100%" fo:font-size="14pt" fo:font-style="normal" style:text-underline-style="none" fo:font-weight="normal" officeooo:rsid="010d6092" officeooo:paragraph-rsid="010e6edd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style:text-position="0% 100%" fo:font-size="14pt" fo:font-style="normal" style:text-underline-style="none" fo:font-weight="normal" officeooo:rsid="010e6edd" officeooo:paragraph-rsid="010e6edd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345e25"/>
    </style:style>
    <style:style style:name="T2" style:family="text">
      <style:text-properties officeooo:rsid="00de481c"/>
    </style:style>
    <style:style style:name="T3" style:family="text">
      <style:text-properties style:text-position="super 58%"/>
    </style:style>
    <style:style style:name="T4" style:family="text">
      <style:text-properties officeooo:rsid="00f2ebbf"/>
    </style:style>
    <style:style style:name="T5" style:family="text">
      <style:text-properties officeooo:rsid="010d6092"/>
    </style:style>
    <style:style style:name="T6" style:family="text">
      <style:text-properties officeooo:rsid="010e6ed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eataxe-64</text:p>
      <text:p text:style-name="P5"><text:span text:style-name="T5">The Val3 regression system</text:span>.</text:p>
      <text:p text:style-name="P3">Richard Parker <text:span text:style-name="T5">6.11</text:span>.201<text:span text:style-name="T1">7</text:span></text:p>
      <text:p text:style-name="P1"/>
      <text:p text:style-name="P6">Section 1 – Introduction<text:span text:style-name="T2">.</text:span></text:p>
      <text:p text:style-name="P2"/>
      <text:p text:style-name="P7"><text:span text:style-name="T4">T</text:span>he val2 regression has served well, and needs to be retained. <text:s/>Since it was produced, however, a considerable number of new programs have been written, and they are currently not tested. <text:s/>A new regression script, similar in style to val2 but wider in scope, is now overdue.</text:p>
      <text:p text:style-name="P7"/>
      <text:p text:style-name="P7">Val2 tests the following programs . . .</text:p>
      <text:p text:style-name="P7"/>
      <text:p text:style-name="P8">zad, zas, zch,<text:span text:style-name="T6"> </text:span>zcv,<text:span text:style-name="T6"> </text:span>ze2, ze3<text:span text:style-name="T6">, </text:span>zmu, znu zpe, zpr, zrd<text:span text:style-name="T6">, </text:span>zrn, ztc<text:span text:style-name="T6">,</text:span> zte,<text:span text:style-name="T6"> </text:span>ztr, . . .</text:p>
      <text:p text:style-name="P7"/>
      <text:p text:style-name="P7">Over the following fields . . .</text:p>
      <text:p text:style-name="P7"/>
      <text:p text:style-name="P7">2,3,4,5,7,8,9,11,13,16,17,19,23,25,27,29,31,32,49,64,73,121,125,163,256 <text:s/>and also</text:p>
      <text:p text:style-name="P7">343=7<text:span text:style-name="T3">3</text:span>, 729=3<text:span text:style-name="T3">6</text:span>, 1949 prime, 3539 prime, 14641=11<text:span text:style-name="T3">4</text:span>, 15625=5<text:span text:style-name="T3">6</text:span>, 16384=2<text:span text:style-name="T3">14</text:span>, 17161=131<text:span text:style-name="T3">2</text:span>, 50653=37<text:span text:style-name="T3">3</text:span>, 100019 prime, 117649=7<text:span text:style-name="T3">6</text:span>, 324288=2<text:span text:style-name="T3">19</text:span>, 1953125=5<text:span text:style-name="T3">9</text:span>, 2476099=19<text:span text:style-name="T3">5</text:span>, 3798601=1949<text:span text:style-name="T3">2</text:span>, 4682969=3<text:span text:style-name="T3">14</text:span>, 10000079 prime, 1234564627 prime, 2073071593=73<text:span text:style-name="T3">5</text:span>, 5000000029 prime, 10003800361=100019<text:span text:style-name="T3">2</text:span>, 10604499373=13<text:span text:style-name="T3">9</text:span>, 646541456023=8647<text:span text:style-name="T3">3</text:span>, 678223072849=7<text:span text:style-name="T3">14</text:span>, 1000000000039 prime, 31427428636021=61<text:span text:style-name="T3">7</text:span>, 476837158205125=5<text:span text:style-name="T3">21</text:span>, <text:span text:style-name="T6">and six more!</text:span></text:p>
      <text:p text:style-name="P7"/>
      <text:p text:style-name="P9">Val3 needs to (maybe) include</text:p>
      <text:p text:style-name="P9">zbc - bitstring complement</text:p>
      <text:p text:style-name="P9">zcn - matrix concatenate</text:p>
      <text:p text:style-name="P9">zcx - column extract</text:p>
      <text:p text:style-name="P9">zde - determinant</text:p>
      <text:p text:style-name="P9">zec - echelize</text:p>
      <text:p text:style-name="P9">zfr - Frobenius</text:p>
      <text:p text:style-name="P9">ziv - invert</text:p>
      <text:p text:style-name="P9">zkc - field contract</text:p>
      <text:p text:style-name="P9">zkx - field extend</text:p>
      <text:p text:style-name="P9">zng - negate</text:p>
      <text:p text:style-name="P9">zor - order</text:p>
      <text:p text:style-name="P9">zpc - pivot combine</text:p>
      <text:p text:style-name="P9">zpt - prethrash</text:p>
      <text:p text:style-name="P9">zrr - row riffle</text:p>
      <text:p text:style-name="P9">zrx - row extract</text:p>
      <text:p text:style-name="P9">zs2 - symmetric square</text:p>
      <text:p text:style-name="P9">zsb - standard basis</text:p>
      <text:p text:style-name="P9"><text:soft-page-break/>zsp - split</text:p>
      <text:p text:style-name="P9">zis - invariant subspace</text:p>
      <text:p text:style-name="P9">action on sub and quotient</text:p>
      <text:p text:style-name="P9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DejaVu Sans Mono" style:font-family-complex="'DejaVu Sans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1-11-26T16:26:49</meta:creation-date>
    <dc:date>2017-11-06T07:48:16.783362042</dc:date>
    <meta:editing-duration>P1DT10H24M28S</meta:editing-duration>
    <meta:editing-cycles>210</meta:editing-cycles>
    <meta:generator>LibreOffice/5.1.6.2$Linux_X86_64 LibreOffice_project/10m0$Build-2</meta:generator>
    <meta:document-statistic meta:table-count="0" meta:image-count="0" meta:object-count="0" meta:page-count="2" meta:paragraph-count="31" meta:word-count="209" meta:character-count="1382" meta:non-whitespace-character-count="1200"/>
  </office:meta>
</office:document-meta>
</file>